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a0b9" officeooo:paragraph-rsid="001ea0b9"/>
    </style:style>
    <style:style style:name="P2" style:family="paragraph" style:parent-style-name="Standard" style:list-style-name="L1">
      <style:text-properties officeooo:rsid="001ea0b9" officeooo:paragraph-rsid="001ea0b9"/>
    </style:style>
    <style:style style:name="P3" style:family="paragraph" style:parent-style-name="Standard">
      <style:text-properties officeooo:rsid="001ef20c" officeooo:paragraph-rsid="0025ebf9"/>
    </style:style>
    <style:style style:name="P4" style:family="paragraph" style:parent-style-name="Standard">
      <style:text-properties officeooo:rsid="001f555e" officeooo:paragraph-rsid="001f555e"/>
    </style:style>
    <style:style style:name="P5" style:family="paragraph" style:parent-style-name="Standard">
      <style:text-properties officeooo:rsid="001fdf1e" officeooo:paragraph-rsid="001fdf1e"/>
    </style:style>
    <style:style style:name="P6" style:family="paragraph" style:parent-style-name="Standard">
      <style:text-properties officeooo:rsid="00213130" officeooo:paragraph-rsid="00213130"/>
    </style:style>
    <style:style style:name="P7" style:family="paragraph" style:parent-style-name="Standard">
      <style:text-properties officeooo:rsid="00213130" officeooo:paragraph-rsid="0025ebf9"/>
    </style:style>
    <style:style style:name="P8" style:family="paragraph" style:parent-style-name="Standard">
      <style:text-properties officeooo:paragraph-rsid="00213130"/>
    </style:style>
    <style:style style:name="P9" style:family="paragraph" style:parent-style-name="Standard" style:list-style-name="L1">
      <style:text-properties officeooo:rsid="00257e58" officeooo:paragraph-rsid="00257e58"/>
    </style:style>
    <style:style style:name="P10" style:family="paragraph" style:parent-style-name="Standard">
      <style:text-properties officeooo:rsid="0025ebf9" officeooo:paragraph-rsid="0025ebf9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ea0b9" officeooo:paragraph-rsid="001ea0b9" style:font-weight-asian="bold" style:font-weight-complex="bold"/>
    </style:style>
    <style:style style:name="P12" style:family="paragraph" style:parent-style-name="Standard">
      <style:text-properties fo:font-size="10pt" officeooo:rsid="00213130" officeooo:paragraph-rsid="0025ebf9" style:font-size-asian="10pt" style:font-size-complex="10pt"/>
    </style:style>
    <style:style style:name="P13" style:family="paragraph" style:parent-style-name="Standard">
      <style:text-properties officeooo:rsid="002625ff" officeooo:paragraph-rsid="002625ff"/>
    </style:style>
    <style:style style:name="P14" style:family="paragraph" style:parent-style-name="Standard">
      <style:text-properties style:font-name="Courier" fo:font-size="10pt" officeooo:rsid="002625ff" officeooo:paragraph-rsid="002625ff" style:font-size-asian="10pt" style:font-size-complex="10pt"/>
    </style:style>
    <style:style style:name="P15" style:family="paragraph" style:parent-style-name="Standard">
      <style:text-properties style:font-name="Courier" fo:font-size="8pt" officeooo:rsid="002625ff" officeooo:paragraph-rsid="002625ff" style:font-size-asian="8pt" style:font-size-complex="8pt"/>
    </style:style>
    <style:style style:name="P16" style:family="paragraph" style:parent-style-name="Standard">
      <style:text-properties officeooo:rsid="0029239d" officeooo:paragraph-rsid="0029239d"/>
    </style:style>
    <style:style style:name="P17" style:family="paragraph" style:parent-style-name="Standard">
      <style:text-properties officeooo:rsid="002a3e4d" officeooo:paragraph-rsid="002a3e4d"/>
    </style:style>
    <style:style style:name="P18" style:family="paragraph" style:parent-style-name="Standard" style:list-style-name="L2">
      <style:text-properties officeooo:rsid="002a3e4d" officeooo:paragraph-rsid="002a3e4d"/>
    </style:style>
    <style:style style:name="P19" style:family="paragraph" style:parent-style-name="Standard" style:list-style-name="L2">
      <style:text-properties officeooo:paragraph-rsid="002a3e4d"/>
    </style:style>
    <style:style style:name="P20" style:family="paragraph" style:parent-style-name="Standard">
      <style:text-properties officeooo:rsid="002bd4a8" officeooo:paragraph-rsid="002bd4a8"/>
    </style:style>
    <style:style style:name="P21" style:family="paragraph" style:parent-style-name="Standard">
      <style:text-properties officeooo:rsid="002dc90f" officeooo:paragraph-rsid="002dc90f"/>
    </style:style>
    <style:style style:name="P22" style:family="paragraph" style:parent-style-name="Standard">
      <style:text-properties officeooo:rsid="002f08a5" officeooo:paragraph-rsid="002f08a5"/>
    </style:style>
    <style:style style:name="P23" style:family="paragraph" style:parent-style-name="Preformatted_20_Text">
      <style:text-properties officeooo:rsid="00213130" officeooo:paragraph-rsid="00213130"/>
    </style:style>
    <style:style style:name="P24" style:family="paragraph" style:parent-style-name="Preformatted_20_Text">
      <style:paragraph-properties fo:margin-top="0in" fo:margin-bottom="0.1965in" loext:contextual-spacing="false"/>
    </style:style>
    <style:style style:name="P25" style:family="paragraph" style:parent-style-name="Heading_20_2">
      <style:text-properties fo:font-size="14pt" style:font-size-asian="14pt" style:font-size-complex="14pt"/>
    </style:style>
    <style:style style:name="P26" style:family="paragraph" style:parent-style-name="Heading_20_2">
      <style:text-properties fo:font-size="16pt" style:font-size-asian="16pt" style:font-size-complex="16pt"/>
    </style:style>
    <style:style style:name="P27" style:family="paragraph" style:parent-style-name="Heading_20_1">
      <style:text-properties fo:font-size="16pt" style:font-size-asian="16pt" style:font-size-complex="16pt"/>
    </style:style>
    <style:style style:name="P28" style:family="paragraph" style:parent-style-name="Heading_20_1">
      <style:text-properties fo:font-size="16pt" officeooo:rsid="0029239d" officeooo:paragraph-rsid="0029239d" style:font-size-asian="16pt" style:font-size-complex="16pt"/>
    </style:style>
    <style:style style:name="P29" style:family="paragraph" style:parent-style-name="Subtitle">
      <style:paragraph-properties fo:text-align="start" style:justify-single-word="false"/>
      <style:text-properties fo:font-size="18pt" style:font-size-asian="18pt" style:font-size-complex="18pt"/>
    </style:style>
    <style:style style:name="P30" style:family="paragraph" style:parent-style-name="Title">
      <style:text-properties fo:font-size="20pt" style:font-size-asian="20pt" style:font-size-complex="20pt"/>
    </style:style>
    <style:style style:name="T1" style:family="text">
      <style:text-properties officeooo:rsid="00213130"/>
    </style:style>
    <style:style style:name="T2" style:family="text">
      <style:text-properties officeooo:rsid="00257e58"/>
    </style:style>
    <style:style style:name="T3" style:family="text">
      <style:text-properties officeooo:rsid="0025ebf9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officeooo:rsid="002625ff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25ebf9" style:font-size-asian="14pt" style:font-size-complex="14pt"/>
    </style:style>
    <style:style style:name="T9" style:family="text">
      <style:text-properties fo:font-size="14pt" officeooo:rsid="002625ff" style:font-size-asian="14pt" style:font-size-complex="14pt"/>
    </style:style>
    <style:style style:name="T10" style:family="text">
      <style:text-properties officeooo:rsid="0029239d"/>
    </style:style>
    <style:style style:name="T11" style:family="text">
      <style:text-properties officeooo:rsid="002a3e4d"/>
    </style:style>
    <style:style style:name="T12" style:family="text">
      <style:text-properties officeooo:rsid="002dc90f"/>
    </style:style>
    <style:style style:name="T13" style:family="text">
      <style:text-properties officeooo:rsid="002f08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DB0PAS version of app_rpt</text:p>
      <text:p text:style-name="P11">(Hans Reiser, DL9RDZ, 2016-01-03 – <text:span text:style-name="T11">Documentation version 0.1</text:span>)</text:p>
      <text:p text:style-name="P1"/>
      <text:p text:style-name="P1">Main changes relative to <text:span text:style-name="T3">A</text:span>llstarnet main version <text:span text:style-name="T2">in app_rpt</text:span>:</text:p>
      <text:list xml:id="list8469949144352679365" text:style-name="L1">
        <text:list-item>
          <text:p text:style-name="P2">Adjustement for <text:span text:style-name="T3">n</text:span>ode <text:span text:style-name="T3">a</text:span>nnouncement based von HAMNET VOIP <text:span text:style-name="T2">Caller</text:span> ID</text:p>
        </text:list-item>
        <text:list-item>
          <text:p text:style-name="P9">Sample config for DB0PAS dialplan <text:span text:style-name="T3">with some “</text:span>magic” that allows PTT control using “*” by autopatch callee (redirection to incoming VoIP connection)</text:p>
        </text:list-item>
        <text:list-item>
          <text:p text:style-name="P9"/>
        </text:list-item>
      </text:list>
      <text:p text:style-name="P29">Installing asterisk with app_rpt</text:p>
      <text:h text:style-name="P27" text:outline-level="1"><text:span text:style-name="T5">1. </text:span>Prerequisites:</text:h>
      <text:h text:style-name="P25" text:outline-level="2">1.<text:span text:style-name="T5">1</text:span> Install a bunch of packages</text:h>
      <text:p text:style-name="P4"/>
      <text:p text:style-name="P4">apt-get install libnewt-dev libpri-dev <text:s/>libncurses5-dev libusb-dev libusb++-dev</text:p>
      <text:p text:style-name="P4">apt-get install libasound2-dev libcurl4-openssl-dev libssl-dev</text:p>
      <text:p text:style-name="P4">apt-get install libtonezone-dev </text:p>
      <text:p text:style-name="P4"/>
      <text:h text:style-name="P25" text:outline-level="2"><text:span text:style-name="T5">1.</text:span>2 Install Kernel sources (needed to compile kernel modules)</text:h>
      <text:p text:style-name="P4"/>
      <text:p text:style-name="P6">Unfortunately, for Raspberry this is more complicated than for plain <text:span text:style-name="T3">D</text:span>ebian (for which you just install the right <text:span text:style-name="T3">kernel source </text:span>package). The easiest way how to get the right kernel sources on your raspberry is described here:</text:p>
      <text:p text:style-name="P6"><text:tab/><text:tab/><text:a xlink:type="simple" xlink:href="https://github.com/notro/rpi-source/wiki" text:style-name="Internet_20_link" text:visited-style-name="Visited_20_Internet_20_Link">https://github.com/notro/rpi-source/wiki</text:a></text:p>
      <text:p text:style-name="P7"><text:span text:style-name="T3">(O</text:span>ther approaches, such as compiling the complete kernel on rapsberry or setting up a cross-compile environment might work as well, but take a long time and are much more complicated)</text:p>
      <text:p text:style-name="P7"/>
      <text:p text:style-name="P8"><text:span text:style-name="T1">You also need the same gcc version as used to compile your kernel (see cat /proc/version)</text:span></text:p>
      <text:p text:style-name="P8"/>
      <text:p text:style-name="P8"><text:span text:style-name="Source_20_Text"><text:span text:style-name="T4">sudo apt-get install gcc-4.8 g++-4.8</text:span></text:span></text:p>
      <text:p text:style-name="P23"><text:span text:style-name="Source_20_Text"><text:span text:style-name="T4">sudo update-alternatives --install /usr/bin/gcc gcc /usr/bin/gcc-4.8 50</text:span></text:span></text:p>
      <text:p text:style-name="P24"><text:span text:style-name="Source_20_Text"><text:span text:style-name="T4">sudo update-alternatives --install /usr/bin/g++ g++ /usr/bin/g++-4.8 50</text:span></text:span></text:p>
      <text:p text:style-name="P3"><text:span text:style-name="T3">Note: I had to make a change </text:span>in /root/linux-xxx/include/config/kernel.release:</text:p>
      <text:p text:style-name="P3">replace “4.1.15+-v7“ with “4.1.15-v7+”</text:p>
      <text:p text:style-name="P10">Otherwise, kernel module installation will put them into the wrong place</text:p>
      <text:p text:style-name="P12"/>
      <text:h text:style-name="Heading_20_2" text:outline-level="2"><text:span text:style-name="T9">1.</text:span><text:span text:style-name="T7">3</text:span> <text:span text:style-name="T7">Install dahdi (need</text:span><text:span text:style-name="T8">ed</text:span><text:span text:style-name="T7"> to compile kernel drivers)</text:span></text:h>
      <text:p text:style-name="P4"/>
      <text:p text:style-name="P5">Currently, the Debian source package <text:span text:style-name="T3">included in the latest Raspbian repository </text:span>does not work (dahdi <text:span text:style-name="T3">version is </text:span>not compatible with newer <text:span text:style-name="T3">kernels). However, there is a newer dahdi version available, which you can compile yourself. Make sure NOT to install any of the dahdi Debian packages</text:span></text:p>
      <text:p text:style-name="P5"><text:soft-page-break/></text:p>
      <text:p text:style-name="P10">You can get the latest version</text:p>
      <text:p text:style-name="P10"><text:a xlink:type="simple" xlink:href="http://www.asterisk.org/downloads/dahdie" text:style-name="Internet_20_link" text:visited-style-name="Visited_20_Internet_20_Link">http://www.asterisk.org/downloads/dahdie</text:a></text:p>
      <text:p text:style-name="P10"/>
      <text:p text:style-name="P13">You need to apply the following patch before compiling, otherwise the kernel driver will cause a kernel Oops fault:</text:p>
      <text:p text:style-name="P15">--- orig/dahdi-linux/drivers/dahdi/dahdi-base.c<text:tab/>2016-01-03 19:10:22.141960630 +0100</text:p>
      <text:p text:style-name="P15">+++ dahdi-linux/drivers/dahdi/dahdi-base.c<text:tab/>2016-01-02 00:35:21.648101279 +0100</text:p>
      <text:p text:style-name="P14">@@ -1523,7 +1523,7 @@</text:p>
      <text:p text:style-name="P14"><text:s text:c="2"/>*/</text:p>
      <text:p text:style-name="P14"><text:s/>static void dahdi_disable_hw_preechocan(struct dahdi_chan *chan)</text:p>
      <text:p text:style-name="P14"><text:s/>{</text:p>
      <text:p text:style-name="P14">-<text:tab/>if (chan-&gt;span-&gt;ops-&gt;disable_hw_preechocan)</text:p>
      <text:p text:style-name="P14">+<text:tab/>if (chan &amp;&amp; chan-&gt;span &amp;&amp; chan-&gt;span-&gt;ops-&gt;disable_hw_preechocan)</text:p>
      <text:p text:style-name="P14"><text:s/><text:tab/><text:tab/>chan-&gt;span-&gt;ops-&gt;disable_hw_preechocan(chan);</text:p>
      <text:p text:style-name="P14"><text:s/>}</text:p>
      <text:p text:style-name="P10"/>
      <text:p text:style-name="P13">Now, you can simply compile and install it using</text:p>
      <text:p text:style-name="P13">make all</text:p>
      <text:p text:style-name="P13">sudo make instal<text:span text:style-name="T10">l</text:span></text:p>
      <text:p text:style-name="P13"/>
      <text:p text:style-name="P16">Alternativly, you can try applying the patch including in the allstar asterisk sources (which fixes the same problem and includes some more untested changes)</text:p>
      <text:p text:style-name="P13"/>
      <text:p text:style-name="P13"/>
      <text:h text:style-name="P25" text:outline-level="2">1.4 Check for running kernel modules</text:h>
      <text:p text:style-name="P13"/>
      <text:p text:style-name="P13">Check (using lsmod) if all required kernel modules are loaded. The list should include </text:p>
      <text:p text:style-name="P13">dahdi</text:p>
      <text:p text:style-name="P13">snd_pcm_oss</text:p>
      <text:p text:style-name="P13"/>
      <text:p text:style-name="P13">If missing, insert them using modprobe.</text:p>
      <text:p text:style-name="P13"/>
      <text:h text:style-name="P26" text:outline-level="2">2. Compiling <text:span text:style-name="T12">and Installing </text:span>Asterisk</text:h>
      <text:p text:style-name="P16"/>
      <text:p text:style-name="P16">In the Asterisk directory, run</text:p>
      <text:p text:style-name="P16">1. ./configure</text:p>
      <text:p text:style-name="P16">2. make menuconfig</text:p>
      <text:p text:style-name="P16">3. make</text:p>
      <text:p text:style-name="P16">4. sudo make install</text:p>
      <text:p text:style-name="P13"/>
      <text:p text:style-name="P16">In step 2, you might check if all required applications (app_rpt) and channels (chan_dahdi, chan_usbradio) have been selected</text:p>
      <text:p text:style-name="P16"/>
      <text:p text:style-name="P21">Simple way for automated startup: add <text:span text:style-name="T13">the following lines to /etc/rc.local:</text:span></text:p>
      <text:p text:style-name="P21">modprobe dahdi</text:p>
      <text:p text:style-name="P22">asterisk</text:p>
      <text:p text:style-name="P21"/>
      <text:p text:style-name="P16"><text:soft-page-break/></text:p>
      <text:h text:style-name="P28" text:outline-level="1">3. Configur<text:span text:style-name="T11">i</text:span>ng Asterisk with app_rpt</text:h>
      <text:p text:style-name="P17">For DB0PAS we wanted to have the following setup:</text:p>
      <text:list xml:id="list6791602514333446629" text:style-name="L2">
        <text:list-item>
          <text:p text:style-name="P19"><text:span text:style-name="T11">Repeater (Yaesu DR1X) with internal repeater controller and analog interface<text:line-break/>Unfortunately, the internal controller disables RX audio when transmitting voice from an external device, so from point of view of app_rpt, it works only as a simplex repeater</text:span></text:p>
        </text:list-item>
        <text:list-item>
          <text:p text:style-name="P18">Echolink connectivity, mainly for connecting to our FM voice repeater DB0BW</text:p>
        </text:list-item>
        <text:list-item>
          <text:p text:style-name="P18">VoIP connectivity, for conneting from and to HAMNET VoIP phones</text:p>
          <text:list>
            <text:list-item>
              <text:p text:style-name="P18">Using the telephones “*” <text:s/>key for changing PTT stateless</text:p>
            </text:list-item>
          </text:list>
        </text:list-item>
      </text:list>
      <text:p text:style-name="P17"/>
      <text:p text:style-name="P17">We also have an allstar node id (42896), but currently we have not tested or set up allstar connectivity</text:p>
      <text:p text:style-name="P17"/>
      <text:p text:style-name="P17">Basic configuration for repeater node:</text:p>
      <text:p text:style-name="P17">rpt.conf</text:p>
      <text:p text:style-name="P17">[42896]</text:p>
      <text:p text:style-name="P17">rxchannel = Radio/usb</text:p>
      <text:p text:style-name="P17">duplex = 0 <text:s text:c="22"/>; see explanation above</text:p>
      <text:p text:style-name="P17"/>
      <text:p text:style-name="P17"/>
      <text:p text:style-name="P20">Configuration for echolink connectivity (TODO)</text:p>
      <text:p text:style-name="P20"/>
      <text:p text:style-name="P20">Configuration for inbound HAMNET VoIP connectivity (TODO)</text:p>
      <text:p text:style-name="P20"/>
      <text:p text:style-name="P20">Configuration for outbound HAMNET VoIP connectivity (TODO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0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13:39:54.142048064</meta:creation-date>
    <dc:date>2016-01-03T22:57:12.277838877</dc:date>
    <meta:editing-duration>PT14M47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3" meta:paragraph-count="72" meta:word-count="593" meta:character-count="4206" meta:non-whitespace-character-count="3656"/>
  </office:meta>
</office:document-meta>
</file>